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officeooo:paragraph-rsid="000df8b5"/>
    </style:style>
    <style:style style:name="P4" style:family="paragraph" style:parent-style-name="Text_20_body" style:master-page-name="HTML">
      <style:paragraph-properties style:page-number="auto"/>
      <style:text-properties officeooo:paragraph-rsid="00187299"/>
    </style:style>
    <style:style style:name="P5" style:family="paragraph" style:parent-style-name="Text_20_body" style:list-style-name="L1"/>
    <style:style style:name="P6" style:family="paragraph" style:parent-style-name="Text_20_body" style:list-style-name="L3">
      <style:text-properties fo:font-size="10.5pt" style:font-size-asian="10.5pt" style:font-size-complex="10.5pt"/>
    </style:style>
    <style:style style:name="P7" style:family="paragraph" style:parent-style-name="Text_20_body" style:list-style-name="L5">
      <style:text-properties fo:font-size="10.5pt" style:font-size-asian="10.5pt" style:font-size-complex="10.5pt"/>
    </style:style>
    <style:style style:name="P8" style:family="paragraph" style:parent-style-name="Text_20_body" style:list-style-name="L6">
      <style:text-properties fo:font-size="10.5pt" style:font-size-asian="10.5pt" style:font-size-complex="10.5pt"/>
    </style:style>
    <style:style style:name="P9" style:family="paragraph" style:parent-style-name="Text_20_body" style:list-style-name="L7">
      <style:text-properties fo:font-size="10.5pt" style:font-size-asian="10.5pt" style:font-size-complex="10.5pt"/>
    </style:style>
    <style:style style:name="P10" style:family="paragraph" style:parent-style-name="Text_20_body" style:list-style-name="L8">
      <style:text-properties fo:font-size="10.5pt" style:font-size-asian="10.5pt" style:font-size-complex="10.5pt"/>
    </style:style>
    <style:style style:name="P11" style:family="paragraph" style:parent-style-name="Text_20_body" style:list-style-name="L2"/>
    <style:style style:name="P12" style:family="paragraph" style:parent-style-name="Text_20_body">
      <style:text-properties officeooo:paragraph-rsid="00187299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8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4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87299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163b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87299" style:font-size-asian="10.5pt" style:font-size-complex="10.5pt"/>
    </style:style>
    <style:style style:name="T8" style:family="text">
      <style:text-properties fo:font-size="10.5pt" officeooo:rsid="0019cd3c" style:font-size-asian="10.5pt" style:font-size-complex="10.5pt"/>
    </style:style>
    <style:style style:name="T9" style:family="text">
      <style:text-properties fo:font-size="10.5pt" fo:font-style="italic" style:font-size-asian="10.5pt" style:font-style-asian="italic" style:font-size-complex="10.5pt" style:font-style-complex="italic"/>
    </style:style>
    <style:style style:name="T10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11" style:family="text">
      <style:text-properties officeooo:rsid="000df8b5"/>
    </style:style>
    <style:style style:name="T12" style:family="text">
      <style:text-properties officeooo:rsid="000f482b"/>
    </style:style>
    <style:style style:name="T13" style:family="text">
      <style:text-properties officeooo:rsid="00127d6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3b04" style:font-weight-asian="bold" style:font-weight-complex="bold"/>
    </style:style>
    <style:style style:name="T16" style:family="text">
      <style:text-properties officeooo:rsid="00156f11"/>
    </style:style>
    <style:style style:name="T17" style:family="text">
      <style:text-properties officeooo:rsid="00163b04"/>
    </style:style>
    <style:style style:name="T18" style:family="text">
      <style:text-properties officeooo:rsid="0016da73"/>
    </style:style>
    <style:style style:name="T19" style:family="text">
      <style:text-properties style:text-line-through-style="solid" style:text-line-through-type="singl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</text:span></text:span><text:span text:style-name="Strong_20_Emphasis"><text:span text:style-name="T8">od </text:span></text:span><text:span text:style-name="Strong_20_Emphasis"><text:span text:style-name="T1">10:00, Malinovské náměstí, Brno</text:span></text:span><text:span text:style-name="T1"><text:line-break/><text:line-break/></text:span><text:span text:style-name="T10">(veškeré průvodní i výstupní dokumenty jsou dostupné online a jsou odakzovány jako obsah složky repozitáře </text:span><text:a xlink:type="simple" xlink:href="https://gitlab.com/otevrenamesta/documents/tree/master/schůze/2016_08_09" text:style-name="Internet_20_link" text:visited-style-name="Visited_20_Internet_20_Link"><text:span text:style-name="T10">https://gitlab.com/otevrenamesta/documents/tree/master/sch%C5%AFze/2016_08_09</text:span></text:a><text:span text:style-name="T10">)</text:span></text:p>
      <text:p text:style-name="P12"><text:span text:style-name="T1">Účastníci:</text:span></text:p>
      <text:list xml:id="list989410205445146956" text:style-name="L1">
        <text:list-item>
          <text:p text:style-name="P13">tabulka účastníků a doložení zástupčích oprávnění</text:p>
          <text:list>
            <text:list-item>
              <text:p text:style-name="P19"><text:span text:style-name="T1">soubor: </text:span><text:a xlink:type="simple" xlink:href="https://gitlab.com/otevrenamesta/documents/raw/master/schůze/2016_08_09/prezencka.ods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9"><text:span text:style-name="T1">SHA256: e23bf5c9f043c4edf5c7ed5fa2d27c7c0215fb59419bf4977dddc62681075eec</text:span></text:p>
            </text:list-item>
          </text:list>
        </text:list-item>
        <text:list-item>
          <text:p text:style-name="P13">a sken prezenční listiny</text:p>
          <text:list>
            <text:list-item>
              <text:p text:style-name="P19"><text:span text:style-name="T1">soubor: </text:span><text:a xlink:type="simple" xlink:href="https://gitlab.com/otevrenamesta/documents/raw/master/schůze/2016_08_0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5"><text:span text:style-name="T1">SHA256: 25d4a39c95ce9a7f069a953f9c18b8e614e02595573d12f201533bd4f2830461</text:span></text:p>
            </text:list-item>
          </text:list>
        </text:list-item>
      </text:list>
      <text:p text:style-name="P1"><text:line-break/>Z přítomných obcí se hlasování nemůže účastnit <text:span text:style-name="T11">zástupce </text:span>Kutn<text:span text:style-name="T11">é</text:span> Hor<text:span text:style-name="T11">y</text:span>, neboť v době konání schůze není na transparentním účtu spolku připsán její členský příspěvek, tudíž dle stanov není <text:span text:style-name="T11">obec </text:span>členem.<text:line-break/><text:line-break/><text:span text:style-name="T11">1.</text:span>) schválení programu schůze<text:line-break/>- proběhlo schválení programu schůze, body programu viz.:</text:p>
      <text:list xml:id="list474363518494131272" text:style-name="L2">
        <text:list-item>
          <text:list>
            <text:list-item>
              <text:p text:style-name="P20"><text:span text:style-name="T1">soubor: </text:span><text:a xlink:type="simple" xlink:href="https://gitlab.com/otevrenamesta/documents/raw/master/schůze/2016_08_09/01_návrh_programu.odt" text:style-name="Internet_20_link" text:visited-style-name="Visited_20_Internet_20_Link"><text:span text:style-name="Strong_20_Emphasis"><text:span text:style-name="T1">01_návrh_programu.odt</text:span></text:span></text:a></text:p>
            </text:list-item>
            <text:list-item>
              <text:p text:style-name="P11"><text:span text:style-name="T1">SHA256: 875bde5908a02950909ea9b3d3f699e4ee226734b17e0d4aa95e127822fc2eaf</text:span>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264413598018154584" text:style-name="L3">
        <text:list-item>
          <text:list>
            <text:list-item>
              <text:p text:style-name="P14"><text:span text:style-name="T14">3.1.1</text:span>: Požadavek na změnu textu „Hájí společné zájmy svých členů…“ na „Hájí společné zájmy svých <text:span text:style-name="T14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4"><text:span text:style-name="T14">5.3.3</text:span>: Požadavek na <text:span text:style-name="T14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6">ch</text:span> organizac<text:span text:style-name="T16">í</text:span>, jichž jsou samosprávy součástí, je vhodné zachovat princip politické nezávislosti.</text:p>
            </text:list-item>
            <text:list-item>
              <text:p text:style-name="P6"><text:span text:style-name="T14">10.8</text:span>: změnit na "V případě likvidace <text:span text:style-name="T14">rozdělí</text:span> likvidátor likvidační zůstatek <text:span text:style-name="T14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3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769070151413401160" text:style-name="L4">
        <text:list-item>
          <text:p text:style-name="P15">* výpisem je míněn</text:p>
          <text:list>
            <text:list-item>
              <text:p text:style-name="P21"><text:span text:style-name="T1">soubor: </text:span><text:a xlink:type="simple" xlink:href="https://gitlab.com/otevrenamesta/documents/raw/master/schůze/2016_08_09/hlasování.ods" text:style-name="Internet_20_link" text:visited-style-name="Visited_20_Internet_20_Link"><text:span text:style-name="Strong_20_Emphasis"><text:span text:style-name="T1">hlasování.ods</text:span></text:span></text:a></text:p>
            </text:list-item>
            <text:list-item>
              <text:p text:style-name="P25">SHA256: 2dc254f2c4ac8436283e79bb529569a256b6d7f1281bced67693e15bf4529d53</text:p>
            </text:list-item>
          </text:list>
        </text:list-item>
        <text:list-item>
          <text:p text:style-name="P25">aktualizované znění <text:span text:style-name="T13">stanov</text:span></text:p>
          <text:list>
            <text:list-item>
              <text:p text:style-name="P26">soubor: <text:a xlink:type="simple" xlink:href="https://gitlab.com/otevrenamesta/documents/raw/master/schůze/2016_08_09/stanovy_nove.pdf" text:style-name="Internet_20_link" text:visited-style-name="Visited_20_Internet_20_Link"><text:span text:style-name="T15">stanovy_nove.pdf</text:span></text:a></text:p>
            </text:list-item>
            <text:list-item>
              <text:p text:style-name="P26">SHA256: <text:span text:style-name="T17">bf45223c5debd15d29a3e3570942d659876dfa178d3563756dbbe14f100a74df</text:span></text:p>
            </text:list-item>
          </text:list>
        </text:list-item>
        <text:list-item>
          <text:p text:style-name="P25"><text:soft-page-break/>stanovy nabývají účinnosti dnem následujícím po jejich schválení členskou schůzí</text:p>
        </text:list-item>
      </text:list>
      <text:p text:style-name="Standard"/>
      <text:p text:style-name="P2"><text:span text:style-name="T11">4.</text:span>) provizorní jednací řád členské schůze</text:p>
      <text:list xml:id="list8523040016118657468" text:style-name="L5">
        <text:list-item>
          <text:list>
            <text:list-item>
              <text:p text:style-name="P22"><text:span text:style-name="T1">soubor: </text:span><text:a xlink:type="simple" xlink:href="https://gitlab.com/otevrenamesta/documents/raw/master/schůze/2016_08_09/provizorní%20jednací%20řád.html" text:style-name="Internet_20_link" text:visited-style-name="Visited_20_Internet_20_Link"><text:span text:style-name="Strong_20_Emphasis"><text:span text:style-name="T1">provizorní jednací řád.html</text:span></text:span></text:a></text:p>
            </text:list-item>
            <text:list-item>
              <text:p text:style-name="P7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2458201292503644167" text:style-name="L6">
        <text:list-item>
          <text:p text:style-name="P16">schvaluje provizorní jednací řád členské schůze,</text:p>
        </text:list-item>
        <text:list-item>
          <text:p text:style-name="P8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8741597819447390423" text:style-name="L7">
        <text:list-item>
          <text:p text:style-name="P17">předseda výboru: Marcel Kolaja <text:span text:style-name="T12">(1980/06/29)</text:span></text:p>
        </text:list-item>
        <text:list-item>
          <text:p text:style-name="P17">členové výboru (4): Ladislav Nešněra <text:span text:style-name="T12">(1970/10/06)</text:span>, Viktor Čahoj <text:span text:style-name="T12">(1986/12/18)</text:span>, Michal Šmarda <text:span text:style-name="T12">(1975/07/06)</text:span>, Ondřej Profant <text:span text:style-name="T12">(1988/05/02)</text:span></text:p>
        </text:list-item>
        <text:list-item>
          <text:p text:style-name="P9">kontrolor: Martin Šebek <text:span text:style-name="T12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/text:span><text:soft-page-break/><text:span text:style-name="T1"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3679585061887978184" text:style-name="L8">
        <text:list-item>
          <text:p text:style-name="P18">průhledné veřejné zakázky od přípravy záměru až po skončení záruky (včetně registru smluv) dle návrhu Jiřího Skuhrovce</text:p>
          <text:list>
            <text:list-item>
              <text:p text:style-name="P18">Brno (576): 65 % - 374 hlasů</text:p>
            </text:list-item>
            <text:list-item>
              <text:p text:style-name="P18">Brno-Medlánky (52): 100 % - 52 hlasů</text:p>
            </text:list-item>
            <text:list-item>
              <text:p text:style-name="P18">Brno-střed (204): 203 hlasů</text:p>
            </text:list-item>
            <text:list-item>
              <text:p text:style-name="P18">Černošice (82): 100 % - 82 hlasů</text:p>
            </text:list-item>
            <text:list-item>
              <text:p text:style-name="P18">Česká Lípa (191): 30 % - 57 hlasů</text:p>
            </text:list-item>
            <text:list-item>
              <text:p text:style-name="P18">Praha 5 (267): 187 hlasů</text:p>
            </text:list-item>
            <text:list-item>
              <text:p text:style-name="P18">Praha 7 (193): 0 hlasů</text:p>
            </text:list-item>
            <text:list-item>
              <text:p text:style-name="P18">Praha-Ďáblice (58): 1 hlasů</text:p>
            </text:list-item>
            <text:list-item>
              <text:p text:style-name="P18">Psáry (60): 50 hlasů</text:p>
            </text:list-item>
            <text:list-item>
              <text:p text:style-name="P18">Celkem: 1006 hlasů</text:p>
            </text:list-item>
          </text:list>
        </text:list-item>
        <text:list-item>
          <text:p text:style-name="P18">(mobilní) aplikace pro hlášení závad</text:p>
          <text:list>
            <text:list-item>
              <text:p text:style-name="P18">Brno: 0 hlasů</text:p>
            </text:list-item>
            <text:list-item>
              <text:p text:style-name="P18">Brno-Medlánky: 0 hlasů</text:p>
            </text:list-item>
            <text:list-item>
              <text:p text:style-name="P18">Brno-střed: 0 hlasů</text:p>
            </text:list-item>
            <text:list-item>
              <text:p text:style-name="P18">Černošice: 0 hlasů</text:p>
            </text:list-item>
            <text:list-item>
              <text:p text:style-name="P18">Česká Lípa: 35 % - 66 hlasů</text:p>
            </text:list-item>
            <text:list-item>
              <text:p text:style-name="P18">Praha 5: 0 hlasů</text:p>
            </text:list-item>
            <text:list-item>
              <text:p text:style-name="P18">Praha 7: 0 hlasů</text:p>
            </text:list-item>
            <text:list-item>
              <text:p text:style-name="P18">Praha-Ďáblice: 0 hlasů</text:p>
            </text:list-item>
            <text:list-item>
              <text:p text:style-name="P18">Psáry: 0 hlasů</text:p>
            </text:list-item>
            <text:list-item>
              <text:p text:style-name="P18">Celkem: 66 hlasů</text:p>
            </text:list-item>
          </text:list>
        </text:list-item>
        <text:list-item>
          <text:p text:style-name="P18">sdílení knowledgebase (zkušenosti, např. zadání veřejné zakázky)</text:p>
          <text:list>
            <text:list-item>
              <text:p text:style-name="P18">Brno: 15 % - 86 hlasů</text:p>
            </text:list-item>
            <text:list-item>
              <text:p text:style-name="P18">Brno-Medlánky: 0 hlasů</text:p>
            </text:list-item>
            <text:list-item>
              <text:p text:style-name="P18">Brno-střed: 1 hlasů</text:p>
            </text:list-item>
            <text:list-item>
              <text:p text:style-name="P18">Černošice: 0 hlasů</text:p>
            </text:list-item>
            <text:list-item>
              <text:p text:style-name="P18">Česká Lípa: 5 % - 10 hlasů</text:p>
            </text:list-item>
            <text:list-item>
              <text:p text:style-name="P18">Praha 5: 80 hlasů</text:p>
            </text:list-item>
            <text:list-item>
              <text:p text:style-name="P18">Praha 7: 13 hlasů</text:p>
            </text:list-item>
            <text:list-item>
              <text:p text:style-name="P18">Praha-Ďáblice: 30 hlasů</text:p>
            </text:list-item>
            <text:list-item>
              <text:p text:style-name="P18">Psáry: 10 hlasů</text:p>
            </text:list-item>
            <text:list-item>
              <text:p text:style-name="P18">Celkem: 230 hlasů</text:p>
            </text:list-item>
          </text:list>
        </text:list-item>
        <text:list-item>
          <text:p text:style-name="P18">digitalizace procesů (Praha 7)</text:p>
          <text:list>
            <text:list-item>
              <text:p text:style-name="P18">Brno: 0 hlasů</text:p>
            </text:list-item>
            <text:list-item>
              <text:p text:style-name="P18">Brno-Medlánky: 0 hlasů</text:p>
            </text:list-item>
            <text:list-item>
              <text:p text:style-name="P18">Brno-střed: 0 hlasů</text:p>
            </text:list-item>
            <text:list-item>
              <text:p text:style-name="P18">Černošice: 0 hlasů</text:p>
            </text:list-item>
            <text:list-item>
              <text:p text:style-name="P18">Česká Lípa: 0 hlasů</text:p>
            </text:list-item>
            <text:list-item>
              <text:p text:style-name="P18">Praha 5: 0 hlasů</text:p>
            </text:list-item>
            <text:list-item>
              <text:p text:style-name="P18">Praha 7: 160 hlasů</text:p>
            </text:list-item>
            <text:list-item>
              <text:p text:style-name="P18">Praha-Ďáblice: 17 hlasů</text:p>
            </text:list-item>
            <text:list-item>
              <text:p text:style-name="P18">Psáry: 0 hlasů</text:p>
            </text:list-item>
            <text:list-item>
              <text:p text:style-name="P18">Celkem: 177 hlasů</text:p>
            </text:list-item>
          </text:list>
        </text:list-item>
        <text:list-item>
          <text:p text:style-name="P18">výstavba datového portálu a úložiště dat (CESNET?)</text:p>
          <text:list>
            <text:list-item>
              <text:p text:style-name="P18">Brno: 15 % - 86 hlasů</text:p>
            </text:list-item>
            <text:list-item>
              <text:p text:style-name="P18">Brno-Medlánky: 0 hlasů</text:p>
            </text:list-item>
            <text:list-item>
              <text:p text:style-name="P18">Brno-střed: 0 hlasů</text:p>
            </text:list-item>
            <text:list-item>
              <text:p text:style-name="P18">Černošice: 0 hlasů</text:p>
            </text:list-item>
            <text:list-item>
              <text:p text:style-name="P18">Česká Lípa: 20 % - 38 hlasů</text:p>
            </text:list-item>
            <text:list-item>
              <text:p text:style-name="P18">Praha 5: 0 hlasů</text:p>
            </text:list-item>
            <text:list-item>
              <text:p text:style-name="P18">Praha 7: 0 hlasů</text:p>
            </text:list-item>
            <text:list-item>
              <text:p text:style-name="P18"><text:soft-page-break/>Praha-Ďáblice: 0 hlasů</text:p>
            </text:list-item>
            <text:list-item>
              <text:p text:style-name="P18">Psáry: 0 hlasů</text:p>
            </text:list-item>
            <text:list-item>
              <text:p text:style-name="P18">Celkem: 124 hlasů</text:p>
            </text:list-item>
          </text:list>
        </text:list-item>
        <text:list-item>
          <text:p text:style-name="P18">prezentace rozpočtových dat</text:p>
          <text:list>
            <text:list-item>
              <text:p text:style-name="P18">Brno: 5 % - 30 hlasů</text:p>
            </text:list-item>
            <text:list-item>
              <text:p text:style-name="P18">Brno-Medlánky: 0 hlasů</text:p>
            </text:list-item>
            <text:list-item>
              <text:p text:style-name="P18">Brno-střed: 0 hlasů</text:p>
            </text:list-item>
            <text:list-item>
              <text:p text:style-name="P18">Černošice: 0 hlasů</text:p>
            </text:list-item>
            <text:list-item>
              <text:p text:style-name="P18">Česká Lípa: 5 % - 10 hlasů</text:p>
            </text:list-item>
            <text:list-item>
              <text:p text:style-name="P18">Praha 5: 0 hlasů</text:p>
            </text:list-item>
            <text:list-item>
              <text:p text:style-name="P18">Praha 7: 20 hlasů</text:p>
            </text:list-item>
            <text:list-item>
              <text:p text:style-name="P18">Praha-Ďáblice: 10 hlasů</text:p>
            </text:list-item>
            <text:list-item>
              <text:p text:style-name="P18">Psáry: 0 hlasů</text:p>
            </text:list-item>
            <text:list-item>
              <text:p text:style-name="P18">Celkem: 70 hlasů</text:p>
            </text:list-item>
          </text:list>
        </text:list-item>
        <text:list-item>
          <text:p text:style-name="P18">elektronická úřední deska (spolupráce s e-desky.cz)</text:p>
          <text:list>
            <text:list-item>
              <text:p text:style-name="P18">Brno: 0 hlasů</text:p>
            </text:list-item>
            <text:list-item>
              <text:p text:style-name="P18">Brno-Medlánky: 0 hlasů</text:p>
            </text:list-item>
            <text:list-item>
              <text:p text:style-name="P18">Brno-střed: 0 hlasů</text:p>
            </text:list-item>
            <text:list-item>
              <text:p text:style-name="P18">Černošice: 0 hlasů</text:p>
            </text:list-item>
            <text:list-item>
              <text:p text:style-name="P18">Česká Lípa: 5 % - 10 hlasů</text:p>
            </text:list-item>
            <text:list-item>
              <text:p text:style-name="P18">Praha 5: 0 hlasů</text:p>
            </text:list-item>
            <text:list-item>
              <text:p text:style-name="P18">Praha 7: 0 hlasů</text:p>
            </text:list-item>
            <text:list-item>
              <text:p text:style-name="P18">Praha-Ďáblice: 0 hlasů</text:p>
            </text:list-item>
            <text:list-item>
              <text:p text:style-name="P18">Psáry: 0 hlasů</text:p>
            </text:list-item>
            <text:list-item>
              <text:p text:style-name="P10">Celkem: 10 hlasů</text:p>
            </text:list-item>
          </text:list>
          <text:p text:style-name="P23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24"><text:span text:style-name="T1"><text:line-break/>Zápis: </text:span></text:p>
      <text:list xml:id="list141542239051304" text:continue-numbering="true" text:style-name="L8">
        <text:list-item>
          <text:list>
            <text:list-item>
              <text:p text:style-name="P18">zapsal: Viktor Čahoj, Jakub Michálek a kol.</text:p>
            </text:list-item>
            <text:list-item>
              <text:p text:style-name="P10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14:15:40.253057878</dc:date>
    <meta:editing-duration>PT8H6M6S</meta:editing-duration>
    <meta:editing-cycles>11</meta:editing-cycles>
    <meta:generator>LibreOffice/5.1.6.2.0$Linux_x86 LibreOffice_project/10$Build-2</meta:generator>
    <meta:document-statistic meta:table-count="0" meta:image-count="0" meta:object-count="0" meta:page-count="4" meta:paragraph-count="115" meta:word-count="1405" meta:character-count="9394" meta:non-whitespace-character-count="8184"/>
    <meta:user-defined meta:name=""/>
  </office:meta>
</office:document-meta>
</file>